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7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9"/>July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02885" calcext:value-type="float">
            <text:p><text:s/>602,885 </text:p>
          </table:table-cell>
          <table:table-cell table:style-name="ce30" office:value-type="float" office:value="2476" calcext:value-type="float">
            <text:p><text:s/>2,476 </text:p>
          </table:table-cell>
          <table:table-cell table:style-name="ce30" office:value-type="float" office:value="31670" calcext:value-type="float">
            <text:p><text:s/>31,6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551298" calcext:value-type="float">
            <text:p><text:s/>551,2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8" calcext:value-type="float">
            <text:p><text:s/>448 </text:p>
          </table:table-cell>
          <table:table-cell table:style-name="ce30" office:value-type="float" office:value="16189" calcext:value-type="float">
            <text:p><text:s/>16,189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30" office:value-type="float" office:value="811" calcext:value-type="float">
            <text:p><text:s/>811 </text:p>
          </table:table-cell>
          <table:table-cell table:style-name="ce30" office:value-type="float" office:value="4944" calcext:value-type="float">
            <text:p><text:s/>4,944 </text:p>
          </table:table-cell>
          <table:table-cell table:style-name="ce30" office:value-type="float" office:value="3728" calcext:value-type="float">
            <text:p><text:s/>3,728 </text:p>
          </table:table-cell>
          <table:table-cell table:style-name="ce30" office:value-type="float" office:value="1216" calcext:value-type="float">
            <text:p><text:s/>1,216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8902" calcext:value-type="float">
            <text:p><text:s/>188,902 </text:p>
          </table:table-cell>
          <table:table-cell table:style-name="ce30" office:value-type="float" office:value="794" calcext:value-type="float">
            <text:p><text:s/>79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872" calcext:value-type="float">
            <text:p><text:s/>178,8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8" calcext:value-type="float">
            <text:p><text:s/>258 </text:p>
          </table:table-cell>
          <table:table-cell table:style-name="ce30" office:value-type="float" office:value="8290" calcext:value-type="float">
            <text:p><text:s/>8,29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36" calcext:value-type="float">
            <text:p><text:s/>336 </text:p>
          </table:table-cell>
          <table:table-cell table:style-name="ce30" office:value-type="float" office:value="1940" calcext:value-type="float">
            <text:p><text:s/>1,940 </text:p>
          </table:table-cell>
          <table:table-cell table:style-name="ce30" office:value-type="float" office:value="1740" calcext:value-type="float">
            <text:p><text:s/>1,740 </text:p>
          </table:table-cell>
          <table:table-cell table:style-name="ce30" office:value-type="float" office:value="200" calcext:value-type="float">
            <text:p><text:s/>200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335" calcext:value-type="float">
            <text:p><text:s/>83,335 </text:p>
          </table:table-cell>
          <table:table-cell table:style-name="ce30" office:value-type="float" office:value="426" calcext:value-type="float">
            <text:p><text:s/>426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219" calcext:value-type="float">
            <text:p><text:s/>75,2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1156" calcext:value-type="float">
            <text:p><text:s/>1,15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3" calcext:value-type="float">
            <text:p><text:s/>123 </text:p>
          </table:table-cell>
          <table:table-cell table:style-name="ce30" office:value-type="float" office:value="614" calcext:value-type="float">
            <text:p><text:s/>614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216" calcext:value-type="float">
            <text:p><text:s/>216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7475" calcext:value-type="float">
            <text:p><text:s/>57,475 </text:p>
          </table:table-cell>
          <table:table-cell table:style-name="ce30" office:value-type="float" office:value="142" calcext:value-type="float">
            <text:p><text:s/>142 </text:p>
          </table:table-cell>
          <table:table-cell table:style-name="ce30" office:value-type="float" office:value="11023" calcext:value-type="float">
            <text:p><text:s/>11,02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45163" calcext:value-type="float">
            <text:p><text:s/>45,16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027" calcext:value-type="float">
            <text:p><text:s/>1,0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390" calcext:value-type="float">
            <text:p><text:s/>390 </text:p>
          </table:table-cell>
          <table:table-cell table:style-name="ce30" office:value-type="float" office:value="262" calcext:value-type="float">
            <text:p><text:s/>262 </text:p>
          </table:table-cell>
          <table:table-cell table:style-name="ce30" office:value-type="float" office:value="128" calcext:value-type="float">
            <text:p><text:s/>12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819" calcext:value-type="float">
            <text:p><text:s/>22,819 </text:p>
          </table:table-cell>
          <table:table-cell table:style-name="ce30" office:value-type="float" office:value="125" calcext:value-type="float">
            <text:p><text:s/>125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52" calcext:value-type="float">
            <text:p><text:s/>18,3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611" calcext:value-type="float">
            <text:p><text:s/>6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4" calcext:value-type="float">
            <text:p><text:s/>124 </text:p>
          </table:table-cell>
          <table:table-cell table:number-columns-repeated="2" table:style-name="ce30" office:value-type="float" office:value="247" calcext:value-type="float">
            <text:p><text:s/>24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8832" calcext:value-type="float">
            <text:p><text:s/>118,832 </text:p>
          </table:table-cell>
          <table:table-cell table:style-name="ce30" office:value-type="float" office:value="713" calcext:value-type="float">
            <text:p><text:s/>71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344" calcext:value-type="float">
            <text:p><text:s/>116,34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2014" calcext:value-type="float">
            <text:p><text:s/>2,0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0" calcext:value-type="float">
            <text:p><text:s/>70 </text:p>
          </table:table-cell>
          <table:table-cell table:style-name="ce30" office:value-type="float" office:value="905" calcext:value-type="float">
            <text:p><text:s/>905 </text:p>
          </table:table-cell>
          <table:table-cell table:style-name="ce30" office:value-type="float" office:value="305" calcext:value-type="float">
            <text:p><text:s/>305 </text:p>
          </table:table-cell>
          <table:table-cell table:style-name="ce30" office:value-type="float" office:value="600" calcext:value-type="float">
            <text:p><text:s/>60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8588" calcext:value-type="float">
            <text:p><text:s/>128,588 </text:p>
          </table:table-cell>
          <table:table-cell table:style-name="ce30" office:value-type="float" office:value="276" calcext:value-type="float">
            <text:p><text:s/>276 </text:p>
          </table:table-cell>
          <table:table-cell table:style-name="ce30" office:value-type="float" office:value="9826" calcext:value-type="float">
            <text:p><text:s/>9,8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14995" calcext:value-type="float">
            <text:p><text:s/>114,9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6" calcext:value-type="float">
            <text:p><text:s/>56 </text:p>
          </table:table-cell>
          <table:table-cell table:style-name="ce30" office:value-type="float" office:value="3012" calcext:value-type="float">
            <text:p><text:s/>3,012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147" calcext:value-type="float">
            <text:p><text:s/>147 </text:p>
          </table:table-cell>
          <table:table-cell table:style-name="ce30" office:value-type="float" office:value="827" calcext:value-type="float">
            <text:p><text:s/>827 </text:p>
          </table:table-cell>
          <table:table-cell table:style-name="ce30" office:value-type="float" office:value="755" calcext:value-type="float">
            <text:p><text:s/>755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21" calcext:value-type="float">
            <text:p><text:s/>2,82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4618" calcext:value-type="float">
            <text:p><text:s/>44,618 </text:p>
          </table:table-cell>
          <table:table-cell table:style-name="ce31" office:value-type="float" office:value="115" calcext:value-type="float">
            <text:p><text:s/>11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29" calcext:value-type="float">
            <text:p><text:s/>41,7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740" calcext:value-type="float">
            <text:p><text:s/>1,7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417" calcext:value-type="float">
            <text:p><text:s/>417 </text:p>
          </table:table-cell>
          <table:table-cell table:style-name="ce31" office:value-type="float" office:value="415" calcext:value-type="float">
            <text:p><text:s/>41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735" calcext:value-type="float">
            <text:p><text:s/>5,735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4" calcext:value-type="float">
            <text:p><text:s/>2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30" calcext:value-type="float">
            <text:p><text:s/>2,430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5" calcext:value-type="float">
            <text:p><text:s/>2,16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9" calcext:value-type="float">
            <text:p><text:s/>1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76" calcext:value-type="float">
            <text:p><text:s/>7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200" calcext:value-type="float">
            <text:p><text:s/>7,200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52" calcext:value-type="float">
            <text:p><text:s/>6,8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70" calcext:value-type="float">
            <text:p><text:s/>1,9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552" calcext:value-type="float">
            <text:p><text:s/>2,55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1" calcext:value-type="float">
            <text:p><text:s/>2,1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" calcext:value-type="float">
            <text:p><text:s/>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936" calcext:value-type="float">
            <text:p><text:s/>2,9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" calcext:value-type="float">
            <text:p><text:s/>1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9" calcext:value-type="float">
            <text:p><text:s/>3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84" calcext:value-type="float">
            <text:p><text:s/>13,084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9" calcext:value-type="float">
            <text:p><text:s/>12,1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6" calcext:value-type="float">
            <text:p><text:s/>83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24" calcext:value-type="float">
            <text:p><text:s/>2,72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1" calcext:value-type="float">
            <text:p><text:s/>7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620" calcext:value-type="float">
            <text:p><text:s/>17,620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9" calcext:value-type="float">
            <text:p><text:s/>16,5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758" calcext:value-type="float">
            <text:p><text:s/>7,758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380" calcext:value-type="float">
            <text:p><text:s/>7,3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10" calcext:value-type="float">
            <text:p><text:s/>3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33" calcext:value-type="float">
            <text:p><text:s/>16,23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34" calcext:value-type="float">
            <text:p><text:s/>2,9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53" calcext:value-type="float">
            <text:p><text:s/>2,35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9" calcext:value-type="float">
            <text:p><text:s/>7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1" calcext:value-type="float">
            <text:p><text:s/>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390" calcext:value-type="float">
            <text:p><text:s/>2,39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6" calcext:value-type="float">
            <text:p><text:s/>2,2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3" calcext:value-type="float">
            <text:p><text:s/>7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4" calcext:value-type="float">
            <text:p><text:s/>5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09-03T15:07:43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